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Rubik" svg:font-family="Rubik" style:font-family-generic="modern" style:font-pitch="variable"/>
    <style:font-face style:name="Rubik Black" svg:font-family="'Rubik Black'" style:font-family-generic="modern" style:font-pitch="variable"/>
    <style:font-face style:name="Rubik Black1" svg:font-family="'Rubik Black'" style:font-adornments="Black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Rubik"/>
    </style:style>
    <style:style style:name="P2" style:family="paragraph" style:parent-style-name="Standard">
      <style:text-properties style:font-name="Rubik Black1"/>
    </style:style>
    <style:style style:name="P3" style:family="paragraph" style:parent-style-name="Standard">
      <style:text-properties style:font-name="Rubik Black1" fo:language="en" fo:country="US"/>
    </style:style>
    <style:style style:name="T1" style:family="text">
      <style:text-properties fo:language="en" fo:country="CA"/>
    </style:style>
    <style:style style:name="T2" style:family="text">
      <style:text-properties style:font-name="Rubik Black1"/>
    </style:style>
    <style:style style:name="T3" style:family="text">
      <style:text-properties fo:language="en" fo:country="US"/>
    </style:style>
    <style:style style:name="T4" style:family="text">
      <style:text-properties style:text-position="super 58%"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eedback from the first Pitch video:</text:p>
      <text:p text:style-name="P1"/>
      <text:p text:style-name="P1">Basic cut/crop video without any b-rolls.</text:p>
      <text:p text:style-name="P1">Doesn't really make it interesting and it could be very boring for the viewer.</text:p>
      <text:p text:style-name="P1">It lacks depth.</text:p>
      <text:p text:style-name="P1"/>
      <text:p text:style-name="P1">Need to find B-rolls that fits the subject, that would enhance the narrative</text:p>
      <text:p text:style-name="P1">Adding elements like logos that defines what I'm talking about</text:p>
      <text:p text:style-name="P1">Small transitions, etc. </text:p>
      <text:p text:style-name="P1"/>
      <text:p text:style-name="P1">This not only makes the video more visually engaging but also helps in maintaining the audience's interest.<text:line-break/><text:line-break/><text:span text:style-name="T3">Those ideas are going to be added in the 2</text:span><text:span text:style-name="T4">nd</text:span><text:span text:style-name="T3">/Revised Pitch vide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Rubik" svg:font-family="Rubik" style:font-family-generic="modern" style:font-pitch="variable"/>
    <style:font-face style:name="Rubik Black" svg:font-family="'Rubik Black'" style:font-family-generic="modern" style:font-pitch="variable"/>
    <style:font-face style:name="Rubik Black1" svg:font-family="'Rubik Black'" style:font-adornments="Black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H51M50S</meta:editing-duration>
    <meta:editing-cycles>4</meta:editing-cycles>
    <meta:generator>OpenOffice/4.1.15$Win32 OpenOffice.org_project/4115m2$Build-9813</meta:generator>
    <dc:date>2024-05-21T05:52:41.89</dc:date>
    <meta:document-statistic meta:table-count="0" meta:image-count="0" meta:object-count="0" meta:page-count="1" meta:paragraph-count="8" meta:word-count="84" meta:character-count="505"/>
    <meta:user-defined meta:name="Info 1"/>
    <meta:user-defined meta:name="Info 2"/>
    <meta:user-defined meta:name="Info 3"/>
    <meta:user-defined meta:name="Info 4"/>
  </office:meta>
</office:document-meta>
</file>